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1" svg:font-family="Cambria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4.817cm" fo:margin-left="0.011cm" table:align="left" style:writing-mode="lr-tb"/>
    </style:style>
    <style:style style:name="Table1.A" style:family="table-column">
      <style:table-column-properties style:column-width="4.789cm"/>
    </style:style>
    <style:style style:name="Table1.B" style:family="table-column">
      <style:table-column-properties style:column-width="5.001cm"/>
    </style:style>
    <style:style style:name="Table1.C" style:family="table-column">
      <style:table-column-properties style:column-width="5.0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Preformatted_20_Text">
      <style:paragraph-properties fo:text-align="center" style:justify-single-word="false"/>
      <style:text-properties officeooo:paragraph-rsid="00162682"/>
    </style:style>
    <style:style style:name="P2" style:family="paragraph" style:parent-style-name="Standard">
      <style:text-properties style:font-name="Cambria" officeooo:paragraph-rsid="000f2c14" style:font-name-complex="Arial" style:font-size-complex="12pt"/>
    </style:style>
    <style:style style:name="P3" style:family="paragraph" style:parent-style-name="Standard">
      <style:text-properties style:font-name="Cambria" fo:font-weight="bold" officeooo:paragraph-rsid="000f2c14" style:font-weight-asian="bold" style:font-name-complex="Cambria" style:font-size-complex="12pt"/>
    </style:style>
    <style:style style:name="P4" style:family="paragraph" style:parent-style-name="Standard">
      <style:paragraph-properties style:snap-to-layout-grid="false"/>
      <style:text-properties style:font-name="Cambria" fo:font-weight="bold" officeooo:rsid="000f2c14" officeooo:paragraph-rsid="000f2c14" style:font-weight-asian="bold" style:font-name-complex="Cambria" style:font-size-complex="12pt"/>
    </style:style>
    <style:style style:name="P5" style:family="paragraph" style:parent-style-name="Standard">
      <style:paragraph-properties fo:margin-top="0cm" fo:margin-bottom="0cm" style:contextual-spacing="false"/>
      <style:text-properties style:font-name="Cambria" officeooo:paragraph-rsid="000f2c14" style:font-name-complex="Arial"/>
    </style:style>
    <style:style style:name="P6" style:family="paragraph" style:parent-style-name="Standard">
      <style:paragraph-properties fo:margin-top="0cm" fo:margin-bottom="0cm" style:contextual-spacing="false"/>
      <style:text-properties style:font-name="Cambria" officeooo:paragraph-rsid="001178b3" style:font-name-complex="Arial"/>
    </style:style>
    <style:style style:name="P7" style:family="paragraph" style:parent-style-name="Standard">
      <style:paragraph-properties fo:margin-top="0cm" fo:margin-bottom="0cm" style:contextual-spacing="false"/>
      <style:text-properties style:font-name="Cambria" fo:font-weight="bold" officeooo:rsid="001698e6" officeooo:paragraph-rsid="001698e6" style:font-weight-asian="bold" style:font-name-complex="Arial" style:font-weight-complex="bold"/>
    </style:style>
    <style:style style:name="P8" style:family="paragraph" style:parent-style-name="Heading_20_2">
      <style:text-properties style:font-name="Cambria" officeooo:paragraph-rsid="000f2c14" style:font-name-complex="Arial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178b3"/>
    </style:style>
    <style:style style:name="T2" style:family="text">
      <style:text-properties officeooo:rsid="001233a6"/>
    </style:style>
    <style:style style:name="T3" style:family="text">
      <style:text-properties officeooo:rsid="001415e1"/>
    </style:style>
    <style:style style:name="T4" style:family="text">
      <style:text-properties style:font-name="Cambria1" officeooo:rsid="001415e1"/>
    </style:style>
    <style:style style:name="T5" style:family="text">
      <style:text-properties style:font-name="Cambria1" fo:font-size="14pt" officeooo:rsid="001415e1" style:font-size-asian="14pt" style:font-size-complex="14pt"/>
    </style:style>
    <style:style style:name="T6" style:family="text">
      <style:text-properties style:font-name="Cambria1" fo:font-size="12pt" officeooo:rsid="001415e1" style:font-size-asian="12pt" style:font-size-complex="12pt"/>
    </style:style>
    <style:style style:name="T7" style:family="text">
      <style:text-properties style:font-name="Cambria1" fo:font-size="12pt" fo:font-weight="bold" officeooo:rsid="001415e1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21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" style:family="graphic" style:list-style-name="L2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 style:list-style-name="L2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 style:list-style-name="L2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 style:list-style-name="L25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729fcf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7" style:family="graphic" style:list-style-name="L26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 style:list-style-name="L2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 style:list-style-name="L2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 style:list-style-name="L2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 style:list-style-name="L30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 style:list-style-name="L3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 style:list-style-name="L3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 style:list-style-name="L3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justify" fo:min-height="1.5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 style:list-style-name="L3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justify" fo:min-height="0.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 style:list-style-name="L35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justify" fo:min-height="0.5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 style:list-style-name="L3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 style:list-style-name="L3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 style:list-style-name="L3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 style:list-style-name="L39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justify" fo:min-height="0.6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 style:list-style-name="L4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 style:list-style-name="L4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 style:list-style-name="L4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 style:list-style-name="L4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 style:list-style-name="L4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 style:list-style-name="L4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 style:list-style-name="L4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 style:list-style-name="L4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 style:list-style-name="L4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 style:list-style-name="L4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 style:list-style-name="L5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 style:list-style-name="L5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000000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 style:list-style-name="L52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00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 style:list-style-name="L5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justify" fo:min-height="0.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 style:list-style-name="L5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000000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 style:list-style-name="L55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justify" fo:min-height="1.6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 style:list-style-name="L5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000000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 style:list-style-name="L5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00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 style:list-style-name="L5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000000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 style:list-style-name="L5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000000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 style:list-style-name="L60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justify" fo:min-height="0.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 style:list-style-name="L6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justify" fo:min-height="0.801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1"><text:span text:style-name="T7">Online Movie Ticket Reservation System</text:span></text:p>
      <text:p text:style-name="P1"><text:span text:style-name="T7"><text:tab/><text:tab/>User Interface Design</text:span><text:tab/><text:tab/></text:p>
      <text:h text:style-name="P8" text:outline-level="2"/>
      <text:h text:style-name="P8" text:outline-level="2">Introduction:</text:h>
      <text:p text:style-name="P2"/>
      <text:p text:style-name="P6"><text:tab/>This document gives <text:span text:style-name="T1">the User Interface Design</text:span> of the Online Movie Ticket Reservation System. <text:span text:style-name="T2">It gives the layout of each screens and shows how the user will navigate from one screen to another.</text:span></text:p>
      <text:p text:style-name="P6"/>
      <text:p text:style-name="P3">Revision History: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Document Version No.</text:p>
          </table:table-cell>
          <table:table-cell table:style-name="Table1.A1" office:value-type="string">
            <text:p text:style-name="P3">Created/Updated By</text:p>
          </table:table-cell>
          <table:table-cell table:style-name="Table1.C1" office:value-type="string">
            <text:p text:style-name="P3">Created/Updated On</text:p>
          </table:table-cell>
        </table:table-row>
        <table:table-row table:style-name="Table1.1">
          <table:table-cell table:style-name="Table1.A2" office:value-type="string">
            <text:p text:style-name="P4">1.0</text:p>
          </table:table-cell>
          <table:table-cell table:style-name="Table1.B2" office:value-type="string">
            <text:p text:style-name="P4">Bhagirathi</text:p>
          </table:table-cell>
          <table:table-cell table:style-name="Table1.C2" office:value-type="string">
            <text:p text:style-name="P4">21/11/2016</text:p>
          </table:table-cell>
        </table:table-row>
      </table:table>
      <text:p text:style-name="P5"/>
      <text:p text:style-name="P7">User Interface:</text:p>
      <text:p text:style-name="Preformatted_20_Text"/>
      <text:p text:style-name="Preformatted_20_Text"><draw:g text:anchor-type="paragraph" draw:z-index="0" draw:style-name="gr1"><draw:custom-shape draw:style-name="gr2" draw:text-style-name="P9" svg:width="6.901cm" svg:height="7.601cm" draw:transform="skewX (-0.0020943951023932) translate (0cm 0.00176388888888889cm)"><text:p/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9" svg:width="5.1cm" svg:height="0.8cm" svg:x="1.117cm" svg:y="3.103cm"><text:p text:style-name="P10"><text:span text:style-name="T8">Username</text:span></text:p><draw:enhanced-geometry svg:viewBox="0 0 21600 21600" draw:type="rectangle" draw:enhanced-path="M 0 0 L 21600 0 21600 21600 0 21600 0 0 Z N"/></draw:custom-shape><draw:custom-shape draw:style-name="gr4" draw:text-style-name="P9" svg:width="5.1cm" svg:height="0.802cm" svg:x="1.117cm" svg:y="4.602cm"><text:p text:style-name="P10"><text:span text:style-name="T8">Password</text:span></text:p><draw:enhanced-geometry svg:viewBox="0 0 21600 21600" draw:type="rectangle" draw:enhanced-path="M 0 0 L 21600 0 21600 21600 0 21600 0 0 Z N"/></draw:custom-shape><draw:frame draw:style-name="gr5" draw:text-style-name="P12" svg:width="3.717cm" svg:height="0.983cm" svg:x="1.117cm" svg:y="0.641cm"><draw:text-box><text:p text:style-name="P11"><text:span text:style-name="T8">Login Page</text:span></text:p></draw:text-box></draw:frame><draw:custom-shape draw:style-name="gr6" draw:text-style-name="P9" svg:width="7.901cm" svg:height="7.601cm" svg:x="9.617cm" svg:y="0.002cm"><text:p/><draw:enhanced-geometry svg:viewBox="0 0 21600 21600" draw:type="rectangle" draw:enhanced-path="M 0 0 L 21600 0 21600 21600 0 21600 0 0 Z N"/></draw:custom-shape><draw:frame draw:style-name="gr7" draw:text-style-name="P12" svg:width="5.568cm" svg:height="0.983cm" svg:x="10.765cm" svg:y="0.341cm"><draw:text-box><text:p text:style-name="P11"><text:span text:style-name="T8">User's Dashboard</text:span></text:p></draw:text-box></draw:frame><draw:custom-shape draw:style-name="gr8" draw:text-style-name="P9" svg:width="2.301cm" svg:height="3.599cm" svg:x="15.016cm" svg:y="3.803cm"><text:p text:style-name="P10"><text:span text:style-name="T8">Movies</text:span></text:p><text:p text:style-name="P10"><text:span text:style-name="T8">running</text:span></text:p><draw:enhanced-geometry svg:viewBox="0 0 21600 21600" draw:type="rectangle" draw:enhanced-path="M 0 0 L 21600 0 21600 21600 0 21600 0 0 Z N"/></draw:custom-shape><draw:custom-shape draw:style-name="gr9" draw:text-style-name="P9" svg:width="4.802cm" svg:height="1.401cm" svg:x="9.816cm" svg:y="6.102cm"><text:p text:style-name="P10"><text:span text:style-name="T8">Booking History</text:span></text:p><draw:enhanced-geometry svg:viewBox="0 0 21600 21600" draw:type="rectangle" draw:enhanced-path="M 0 0 L 21600 0 21600 21600 0 21600 0 0 Z N"/></draw:custom-shape><draw:custom-shape draw:style-name="gr10" draw:text-style-name="P9" svg:width="4.901cm" svg:height="1.001cm" svg:x="9.816cm" svg:y="4.302cm"><text:p text:style-name="P10"><text:span text:style-name="T8">Recommendation</text:span></text:p><draw:enhanced-geometry svg:viewBox="0 0 21600 21600" draw:type="rectangle" draw:enhanced-path="M 0 0 L 21600 0 21600 21600 0 21600 0 0 Z N"/></draw:custom-shape><draw:line draw:style-name="gr11" draw:text-style-name="P9" svg:x1="7.617cm" svg:y1="3.602cm" svg:x2="8.917cm" svg:y2="3.602cm"><text:p/></draw:line><draw:line draw:style-name="gr12" draw:text-style-name="P9" svg:x1="13.317cm" svg:y1="8.002cm" svg:x2="13.317cm" svg:y2="9.902cm"><text:p/></draw:line><draw:custom-shape draw:style-name="gr13" draw:text-style-name="P9" svg:width="6.899cm" svg:height="1.699cm" svg:x="10.017cm" svg:y="1.803cm"><text:p text:style-name="P10"><text:span text:style-name="T8">List movies</text:span></text:p><text:p text:style-name="P10"><text:span text:style-name="T8"/></text:p><draw:enhanced-geometry svg:viewBox="0 0 21600 21600" draw:type="rectangle" draw:enhanced-path="M 0 0 L 21600 0 21600 21600 0 21600 0 0 Z N"/></draw:custom-shape><draw:frame draw:style-name="gr14" draw:text-style-name="P12" svg:width="2.401cm" svg:height="1.796cm" svg:x="13.517cm" svg:y="7.902cm"><draw:text-box><text:p text:style-name="P11"><text:span text:style-name="T8">Select movie</text:span></text:p></draw:text-box></draw:frame><draw:frame draw:style-name="gr15" draw:text-style-name="P13" svg:width="3.2cm" svg:height="0.74cm" svg:x="10.216cm" svg:y="2.703cm"><draw:text-box><text:p text:style-name="P11"><text:span text:style-name="T9">By Movie Title</text:span></text:p></draw:text-box></draw:frame><draw:frame draw:style-name="gr16" draw:text-style-name="P13" svg:width="3.599cm" svg:height="0.802cm" svg:x="13.511cm" svg:y="2.703cm"><draw:text-box draw:corner-radius="0.199cm"><text:p text:style-name="P11"><text:span text:style-name="T9">By cinema halls</text:span></text:p></draw:text-box></draw:frame><draw:custom-shape draw:style-name="gr17" draw:text-style-name="P14" svg:width="0.301cm" svg:height="0.301cm" svg:x="10.116cm" svg:y="2.9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14" svg:width="0.301cm" svg:height="0.301cm" svg:x="13.416cm" svg:y="2.9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14" svg:width="7.801cm" svg:height="6.201cm" svg:x="9.917cm" svg:y="10.303cm"><text:p/><draw:enhanced-geometry svg:viewBox="0 0 21600 21600" draw:type="rectangle" draw:enhanced-path="M 0 0 L 21600 0 21600 21600 0 21600 0 0 Z N"/></draw:custom-shape><draw:frame draw:style-name="gr20" draw:text-style-name="P13" svg:width="4.001cm" svg:height="0.902cm" svg:x="11.716cm" svg:y="10.903cm"><draw:text-box><text:p text:style-name="P11"><text:span text:style-name="T9">Select seats</text:span></text:p></draw:text-box></draw:frame><draw:custom-shape draw:style-name="gr21" draw:text-style-name="P14" svg:width="5.001cm" svg:height="2.5cm" svg:x="11.217cm" svg:y="12.402cm"><text:p/><draw:enhanced-geometry svg:viewBox="0 0 21600 21600" draw:type="rectangle" draw:enhanced-path="M 0 0 L 21600 0 21600 21600 0 21600 0 0 Z N"/></draw:custom-shape><draw:line draw:style-name="gr22" draw:text-style-name="P14" svg:x1="11.217cm" svg:y1="13.002cm" svg:x2="16.217cm" svg:y2="13.002cm"><text:p/></draw:line><draw:line draw:style-name="gr23" draw:text-style-name="P14" svg:x1="11.217cm" svg:y1="13.702cm" svg:x2="16.217cm" svg:y2="13.702cm"><text:p/></draw:line><draw:line draw:style-name="gr24" draw:text-style-name="P14" svg:x1="11.217cm" svg:y1="14.302cm" svg:x2="16.217cm" svg:y2="14.302cm"><text:p/></draw:line><draw:line draw:style-name="gr25" draw:text-style-name="P14" svg:x1="13.649cm" svg:y1="12.402cm" svg:x2="13.649cm" svg:y2="14.902cm"><text:p/></draw:line><draw:line draw:style-name="gr26" draw:text-style-name="P14" svg:x1="13.017cm" svg:y1="12.402cm" svg:x2="13.017cm" svg:y2="14.902cm"><text:p/></draw:line><draw:line draw:style-name="gr27" draw:text-style-name="P14" svg:x1="12.417cm" svg:y1="12.402cm" svg:x2="12.417cm" svg:y2="14.902cm"><text:p/></draw:line><draw:line draw:style-name="gr28" draw:text-style-name="P14" svg:x1="11.817cm" svg:y1="12.402cm" svg:x2="11.817cm" svg:y2="14.902cm"><text:p/></draw:line><draw:line draw:style-name="gr29" draw:text-style-name="P14" svg:x1="14.317cm" svg:y1="12.402cm" svg:x2="14.317cm" svg:y2="14.902cm"><text:p/></draw:line><draw:line draw:style-name="gr30" draw:text-style-name="P14" svg:x1="14.917cm" svg:y1="12.402cm" svg:x2="14.917cm" svg:y2="14.902cm"><text:p/></draw:line><draw:line draw:style-name="gr31" draw:text-style-name="P14" svg:x1="15.517cm" svg:y1="12.402cm" svg:x2="15.517cm" svg:y2="14.902cm"><text:p/></draw:line><draw:custom-shape draw:style-name="gr32" draw:text-style-name="P14" svg:width="1.802cm" svg:height="0.802cm" svg:x="15.016cm" svg:y="15.302cm"><text:p text:style-name="P10"><text:span text:style-name="T9">Pay</text:span></text:p><draw:enhanced-geometry svg:viewBox="0 0 21600 21600" draw:type="rectangle" draw:enhanced-path="M 0 0 L 21600 0 21600 21600 0 21600 0 0 Z N"/></draw:custom-shape><draw:line draw:style-name="gr33" draw:text-style-name="P14" svg:x1="9.317cm" svg:y1="13.202cm" svg:x2="7.117cm" svg:y2="13.202cm"><text:p/></draw:line><draw:frame draw:style-name="gr34" draw:text-style-name="P13" svg:width="1.701cm" svg:height="1.151cm" svg:x="7.516cm" svg:y="11.903cm"><draw:text-box><text:p text:style-name="P11"><text:span text:style-name="T9">Pay</text:span></text:p></draw:text-box></draw:frame><draw:custom-shape draw:style-name="gr35" draw:text-style-name="P14" svg:width="5.8cm" svg:height="6.1cm" svg:x="0.716cm" svg:y="10.203cm"><text:p/><draw:enhanced-geometry svg:viewBox="0 0 21600 21600" draw:type="rectangle" draw:enhanced-path="M 0 0 L 21600 0 21600 21600 0 21600 0 0 Z N"/></draw:custom-shape><draw:frame draw:style-name="gr36" draw:text-style-name="P13" svg:width="5.7cm" svg:height="1.9cm" svg:x="0.917cm" svg:y="10.502cm"><draw:text-box><text:p text:style-name="P11"><text:span text:style-name="T9"><text:s text:c="5"/></text:span><text:span text:style-name="T9">Third party </text:span></text:p><text:p text:style-name="P11"><text:span text:style-name="T9">payment gateway</text:span></text:p></draw:text-box></draw:frame><draw:custom-shape draw:style-name="gr37" draw:text-style-name="P14" svg:width="3.2cm" svg:height="2.4cm" svg:x="1.917cm" svg:y="12.803cm"><text:p/><draw:enhanced-geometry svg:viewBox="0 0 21600 21600" draw:type="rectangle" draw:enhanced-path="M 0 0 L 21600 0 21600 21600 0 21600 0 0 Z N"/></draw:custom-shape><draw:line draw:style-name="gr38" draw:text-style-name="P14" svg:x1="1.917cm" svg:y1="14.002cm" svg:x2="5.117cm" svg:y2="14.002cm"><text:p/></draw:line><draw:custom-shape draw:style-name="gr39" draw:text-style-name="P14" svg:width="0.301cm" svg:height="0.301cm" svg:x="2.117cm" svg:y="13.2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0" draw:text-style-name="P14" svg:width="0.301cm" svg:height="0.301cm" svg:x="2.117cm" svg:y="14.5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1" draw:text-style-name="P13" svg:width="2.901cm" svg:height="0.952cm" svg:x="2.517cm" svg:y="13.002cm"><draw:text-box><text:p text:style-name="P11"><text:span text:style-name="T9">Credit Card</text:span></text:p></draw:text-box></draw:frame><draw:frame draw:style-name="gr42" draw:text-style-name="P13" svg:width="2.8cm" svg:height="1.052cm" svg:x="2.517cm" svg:y="14.302cm"><draw:text-box><text:p text:style-name="P11"><text:span text:style-name="T9">Debit Card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1" svg:font-family="Cambria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style:font-size-complex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1T23:52:32.177570736</dc:date>
    <meta:generator>LibreOffice/4.2.7.2$Linux_X86_64 LibreOffice_project/420m0$Build-2</meta:generator>
    <meta:editing-duration>PT7M23S</meta:editing-duration>
    <meta:editing-cycles>10</meta:editing-cycles>
    <meta:document-statistic meta:table-count="1" meta:image-count="0" meta:object-count="0" meta:page-count="1" meta:paragraph-count="12" meta:word-count="56" meta:character-count="381" meta:non-whitespace-character-count="332"/>
  </office:meta>
</office:document-meta>
</file>